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center" draw:textarea-vertical-align="top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svg:stroke-color="#0000ff" draw:fill="gradient" draw:fill-gradient-name="Ellipsoid_20_blue_20_grey_2f_light_20_blue" draw:textarea-horizontal-align="center" draw:textarea-vertical-align="middle"/>
    </style:style>
    <style:style style:name="gr8" style:family="graphic" style:parent-style-name="standard">
      <style:graphic-properties svg:stroke-color="#000080" draw:fill="none" draw:fill-gradient-name="Gradient_20_1" draw:textarea-horizontal-align="center" draw:textarea-vertical-align="middle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13" style:family="graphic" style:parent-style-name="standard">
      <style:graphic-properties draw:fill="solid" draw:fill-color="#000000" draw:textarea-horizontal-align="center" draw:textarea-vertical-align="middle"/>
    </style:style>
    <style:style style:name="gr14" style:family="graphic" style:parent-style-name="standard">
      <style:graphic-properties draw:textarea-horizontal-align="left" draw:textarea-vertical-align="top"/>
    </style:style>
    <style:style style:name="gr15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16" style:family="graphic" style:parent-style-name="standard">
      <style:graphic-properties draw:marker-start="" draw:marker-end="Arrow" draw:textarea-horizontal-align="center" draw:textarea-vertical-align="middle"/>
    </style:style>
    <style:style style:name="gr17" style:family="graphic" style:parent-style-name="standard">
      <style:graphic-properties draw:marker-start="Arrow" draw:marker-end="" draw:textarea-horizontal-align="center" draw:textarea-vertical-align="middle"/>
    </style:style>
    <style:style style:name="gr18" style:family="graphic" style:parent-style-name="standard">
      <style:graphic-properties svg:stroke-color="#000080" draw:fill="solid" draw:fill-color="#ffffff" draw:fill-gradient-name="Gradient_20_1" draw:textarea-horizontal-align="center" draw:textarea-vertical-align="middle"/>
    </style:style>
    <style:style style:name="gr19" style:family="graphic" style:parent-style-name="standard">
      <style:graphic-properties draw:fill="none" draw:fill-color="#ffcc99" draw:textarea-horizontal-align="center" draw:textarea-vertical-align="middle"/>
    </style:style>
    <style:style style:name="gr20" style:family="graphic" style:parent-style-name="standard">
      <style:graphic-properties draw:marker-end="Arrow" draw:textarea-horizontal-align="center" draw:textarea-vertical-align="middle"/>
    </style:style>
    <style:style style:name="gr21" style:family="graphic" style:parent-style-name="standard">
      <style:graphic-properties draw:fill="solid" draw:fill-color="#ffcc99" draw:textarea-horizontal-align="center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74cm" fo:min-width="0.58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3cm" fo:min-width="0.975cm"/>
    </style:style>
    <style:style style:name="gr24" style:family="graphic" style:parent-style-name="standard">
      <style:graphic-properties draw:stroke="dash" draw:stroke-dash="Fine_20_Dashed_20__28_var_29_" svg:stroke-color="#000080" draw:fill="solid" draw:fill-color="#ffffff" draw:fill-gradient-name="Gradient_20_1" draw:textarea-horizontal-align="center" draw:textarea-vertical-align="middle"/>
    </style:style>
    <style:style style:name="gr25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8.499cm"/>
    </style:style>
    <style:style style:name="pr1" style:family="presentation" style:parent-style-name="標準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style:paragraph-properties fo:text-align="center"/>
      <style:text-properties fo:font-size="14pt" style:font-size-asian="14pt" style:font-weight-asian="250" style:font-size-complex="18pt"/>
    </style:style>
    <style:style style:name="P7" style:family="paragraph"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>
        <draw:rect draw:style-name="gr1" draw:text-style-name="P1" draw:id="id1" draw:layer="layout" svg:width="15.5cm" svg:height="4cm" svg:x="6cm" svg:y="7.5cm">
          <text:p text:style-name="P1">サーバー</text:p>
        </draw:rect>
        <draw:rect draw:style-name="gr2" draw:text-style-name="P1" draw:id="id4" draw:layer="layout" svg:width="9cm" svg:height="3cm" svg:x="2.9cm" svg:y="16.1cm">
          <text:p text:style-name="P1">クライアント</text:p>
        </draw:rect>
        <draw:rect draw:style-name="gr2" draw:text-style-name="P1" draw:id="id7" draw:layer="layout" svg:width="9cm" svg:height="3cm" svg:x="15.6cm" svg:y="16.1cm">
          <text:p text:style-name="P1">クライアント</text:p>
        </draw:rect>
        <draw:rect draw:style-name="gr2" draw:text-style-name="P1" draw:id="id2" draw:layer="layout" svg:width="9cm" svg:height="3cm" svg:x="2.5cm" svg:y="1.8cm">
          <text:p text:style-name="P1">外部サイト</text:p>
        </draw:rect>
        <draw:rect draw:style-name="gr2" draw:text-style-name="P1" draw:id="id3" draw:layer="layout" svg:width="9cm" svg:height="3cm" svg:x="15.6cm" svg:y="1.8cm">
          <text:p text:style-name="P1">外部サイト</text:p>
        </draw:rect>
        <draw:connector draw:style-name="gr3" draw:text-style-name="P1" draw:layer="layout" draw:type="curve" svg:x1="13.75cm" svg:y1="7.5cm" svg:x2="7cm" svg:y2="4.8cm" draw:start-shape="id1" draw:end-shape="id2" svg:d="m13750 7500c0-2025-6750-675-6750-2700">
          <text:p text:style-name="P1">取得</text:p>
        </draw:connector>
        <draw:connector draw:style-name="gr3" draw:text-style-name="P1" draw:layer="layout" draw:type="curve" svg:x1="13.75cm" svg:y1="7.5cm" svg:x2="20.1cm" svg:y2="4.8cm" draw:start-shape="id1" draw:start-glue-point="0" draw:end-shape="id3" draw:end-glue-point="2" svg:d="m13750 7500c0-2025 6350-675 6350-2700">
          <text:p text:style-name="P1">取得</text:p>
        </draw:connector>
        <draw:custom-shape draw:style-name="gr4" draw:text-style-name="P1" draw:id="id5" draw:layer="layout" svg:width="3cm" svg:height="2.5cm" svg:x="8cm" svg:y="8.6cm">
          <text:p text:style-name="P1">3Dモデル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1" draw:id="id6" draw:layer="layout" svg:width="3cm" svg:height="2.5cm" svg:x="16.2cm" svg:y="8.6cm">
          <text:p text:style-name="P1">ベクトル画像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3" draw:text-style-name="P1" draw:layer="layout" draw:type="curve" svg:x1="7.4cm" svg:y1="16.1cm" svg:x2="9.499cm" svg:y2="11.1cm" draw:start-shape="id4" draw:end-shape="id5" draw:end-glue-point="7" svg:d="m7400 16100c0-3748 2099-1249 2099-5000">
          <text:p text:style-name="P1">ライブ操作</text:p>
          <text:p text:style-name="P1">（フィードバック）</text:p>
        </draw:connector>
        <draw:connector draw:style-name="gr3" draw:text-style-name="P1" draw:layer="layout" draw:type="curve" svg:x1="17.699cm" svg:y1="11.1cm" svg:x2="7.4cm" svg:y2="16.1cm" draw:start-shape="id6" draw:start-glue-point="7" draw:end-shape="id4" draw:end-glue-point="0" svg:d="m17699 11100c0 3751-10299 1252-10299 5000">
          <text:p text:style-name="P1">ライブ転送</text:p>
        </draw:connector>
        <draw:connector draw:style-name="gr5" draw:text-style-name="P1" draw:layer="layout" draw:type="curve" svg:x1="17.699cm" svg:y1="11.1cm" svg:x2="20.1cm" svg:y2="16.1cm" draw:start-shape="id6" draw:start-glue-point="7" draw:end-shape="id7" draw:end-glue-point="0" svg:d="m17699 11100c0 3751 2401 1252 2401 5000">
          <text:p/>
        </draw:connector>
        <draw:connector draw:style-name="gr3" draw:text-style-name="P1" draw:layer="layout" draw:type="curve" svg:x1="11cm" svg:y1="9.849cm" svg:x2="16.2cm" svg:y2="9.849cm" draw:start-shape="id5" draw:start-glue-point="8" draw:end-shape="id6" draw:end-glue-point="6" svg:d="m11000 9849h5200">
          <text:p text:style-name="P1">変換</text:p>
        </draw:connector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>
        <draw:ellipse draw:style-name="gr7" draw:text-style-name="P1" draw:layer="layout" svg:width="8cm" svg:height="7.5cm" svg:x="3.3cm" svg:y="1.7cm">
          <text:p/>
        </draw:ellipse>
        <draw:ellipse draw:style-name="gr8" draw:text-style-name="P1" draw:id="id9" draw:layer="layout" svg:width="8cm" svg:height="7.5cm" svg:x="16.3cm" svg:y="1.7cm">
          <text:p/>
        </draw:ellipse>
        <draw:g>
          <draw:rect draw:style-name="gr9" draw:text-style-name="P1" draw:layer="layout" svg:width="1.971cm" svg:height="1.971cm" draw:transform="rotate (0.0350811179650794) translate (7.028cm 17.564cm)">
            <text:p/>
          </draw:rect>
          <draw:custom-shape draw:style-name="gr10" draw:text-style-name="P1" draw:layer="layout" svg:width="2.957cm" svg:height="1.479cm" draw:transform="rotate (0.03490658503988) translate (6.484cm 16.103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line draw:style-name="gr9" draw:text-style-name="P1" draw:id="id8" draw:layer="layout" svg:x1="7cm" svg:y1="18.5cm" svg:x2="9cm" svg:y2="18.5cm">
          <text:p/>
        </draw:line>
        <draw:line draw:style-name="gr9" draw:text-style-name="P1" draw:layer="layout" svg:x1="2.5cm" svg:y1="4cm" svg:x2="8cm" svg:y2="19cm">
          <text:p/>
        </draw:line>
        <draw:line draw:style-name="gr9" draw:text-style-name="P1" draw:layer="layout" svg:x1="11.5cm" svg:y1="5cm" svg:x2="8cm" svg:y2="19cm">
          <text:p/>
        </draw:line>
        <draw:connector draw:style-name="gr3" draw:text-style-name="P1" draw:layer="layout" draw:type="curve" svg:x1="9cm" svg:y1="18.5cm" svg:x2="16.3cm" svg:y2="5.45cm" draw:start-shape="id8" draw:start-glue-point="1" draw:end-shape="id9" draw:end-glue-point="3" svg:d="m9000 18500c5475 0 1825-13050 7300-13050">
          <text:p text:style-name="P1">投影像</text:p>
        </draw:connector>
        <draw:frame draw:style-name="gr11" draw:layer="layout" svg:width="1.772cm" svg:height="0.886cm" svg:x="12.228cm" svg:y="7cm">
          <draw:text-box>
            <text:p>接点</text:p>
          </draw:text-box>
        </draw:frame>
        <draw:line draw:style-name="gr12" draw:text-style-name="P1" draw:layer="layout" svg:x1="11.5cm" svg:y1="6.5cm" svg:x2="12.5cm" svg:y2="7.5cm">
          <text:p/>
        </draw:line>
        <draw:frame draw:style-name="gr11" draw:layer="layout" svg:width="11.297cm" svg:height="1.521cm" svg:x="15.243cm" svg:y="12.5cm">
          <draw:text-box>
            <text:p>光軸からの角度によって、</text:p>
            <text:p>接点となる法線方向が一意に決まる？</text:p>
          </draw:text-box>
        </draw:frame>
        <draw:line draw:style-name="gr9" draw:text-style-name="P1" draw:layer="layout" svg:x1="17cm" svg:y1="8cm" svg:x2="18.5cm" svg:y2="9cm">
          <text:p/>
        </draw:line>
        <draw:line draw:style-name="gr9" draw:text-style-name="P1" draw:layer="layout" svg:x1="8cm" svg:y1="19cm" svg:x2="7cm" svg:y2="1.5cm">
          <text:p/>
        </draw:line>
        <draw:frame draw:style-name="gr11" draw:layer="layout" svg:width="1.772cm" svg:height="0.886cm" svg:x="6cm" svg:y="0.614cm">
          <draw:text-box>
            <text:p>光軸</text:p>
          </draw:text-box>
        </draw:frame>
        <draw:rect draw:style-name="gr9" draw:text-style-name="P1" draw:layer="layout" svg:width="12.5cm" svg:height="9cm" svg:x="14cm" svg:y="1cm">
          <text:p/>
        </draw:rect>
        <draw:circle draw:style-name="gr13" draw:text-style-name="P1" draw:layer="layout" svg:width="0.5cm" svg:height="0.5cm" svg:x="20.3cm" svg:y="5.3cm">
          <text:p/>
        </draw:circle>
        <draw:frame draw:style-name="gr11" draw:layer="layout" svg:width="3.042cm" svg:height="0.886cm" svg:x="22.5cm" svg:y="10.5cm">
          <draw:text-box>
            <text:p>画像中心</text:p>
          </draw:text-box>
        </draw:frame>
        <draw:line draw:style-name="gr5" draw:text-style-name="P1" draw:layer="layout" svg:x1="22.8cm" svg:y1="10.5cm" svg:x2="20.8cm" svg:y2="6cm">
          <text:p/>
        </draw:line>
        <draw:frame draw:style-name="gr11" draw:layer="layout" svg:width="2.407cm" svg:height="0.886cm" svg:x="2cm" svg:y="16cm">
          <draw:text-box>
            <text:p>視野角</text:p>
          </draw:text-box>
        </draw:frame>
        <draw:line draw:style-name="gr9" draw:text-style-name="P1" draw:layer="layout" svg:x1="6.5cm" svg:y1="14.5cm" svg:x2="9cm" svg:y2="14.5cm">
          <text:p/>
        </draw:line>
        <draw:line draw:style-name="gr5" draw:text-style-name="P1" draw:layer="layout" svg:x1="4cm" svg:y1="16cm" svg:x2="7.5cm" svg:y2="14.5cm">
          <text:p/>
        </draw:line>
        <draw:line draw:style-name="gr9" draw:text-style-name="P1" draw:layer="layout" svg:x1="11.5cm" svg:y1="3.5cm" svg:x2="11cm" svg:y2="8.5cm">
          <text:p/>
        </draw:line>
        <draw:line draw:style-name="gr9" draw:text-style-name="P1" draw:layer="layout" svg:x1="12.5cm" svg:y1="3.5cm" svg:x2="10cm" svg:y2="9cm">
          <text:p/>
        </draw:lin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>
        <draw:rect draw:style-name="gr14" draw:text-style-name="P1" draw:layer="layout" svg:width="15.5cm" svg:height="4cm" svg:x="3cm" svg:y="2.5cm">
          <text:p>頂点データ</text:p>
          <text:p><text:tab/>※法線データとインデックスを一致させておく</text:p>
          <text:p><text:tab/></text:p>
        </draw:rect>
        <draw:rect draw:style-name="gr14" draw:text-style-name="P1" draw:layer="layout" svg:width="15.5cm" svg:height="4.5cm" svg:x="3cm" svg:y="11.5cm">
          <text:p text:style-name="P2">ポリゴンデータ</text:p>
          <text:p text:style-name="P2"><text:tab/>※triangle index sets</text:p>
        </draw:rect>
        <draw:rect draw:style-name="gr14" draw:text-style-name="P1" draw:layer="layout" svg:width="15.5cm" svg:height="3.5cm" svg:x="3cm" svg:y="16.5cm">
          <text:p text:style-name="P1">属性(テクスチャ・カラー)データ</text:p>
          <text:p text:style-name="P1"/>
        </draw:rect>
        <draw:rect draw:style-name="gr14" draw:text-style-name="P1" draw:layer="layout" svg:width="15.5cm" svg:height="4cm" svg:x="3cm" svg:y="7.1cm">
          <text:p>法線データ</text:p>
          <text:p><text:tab/>※法線方向を極座標(u,v)でソートしておく</text:p>
          <text:p><text:tab/>これをすると、ポリゴンの表裏判定が高速に行える？</text:p>
        </draw:rect>
        <draw:line draw:style-name="gr9" draw:text-style-name="P1" draw:layer="layout" svg:x1="21.2cm" svg:y1="10.3cm" svg:x2="23.7cm" svg:y2="7.8cm">
          <text:p/>
        </draw:line>
        <draw:line draw:style-name="gr9" draw:text-style-name="P1" draw:layer="layout" svg:x1="20.5cm" svg:y1="9cm" svg:x2="24.5cm" svg:y2="9cm">
          <text:p/>
        </draw:line>
        <draw:line draw:style-name="gr9" draw:text-style-name="P1" draw:layer="layout" svg:x1="22.5cm" svg:y1="11cm" svg:x2="22.5cm" svg:y2="7cm">
          <text:p/>
        </draw:line>
        <draw:circle draw:style-name="gr9" draw:text-style-name="P1" draw:layer="layout" svg:width="3cm" svg:height="3cm" svg:x="21cm" svg:y="7.5cm">
          <text:p/>
        </draw:circle>
        <draw:frame draw:style-name="gr11" draw:layer="layout" svg:width="5.582cm" svg:height="2.156cm" svg:x="21.892cm" svg:y="13cm">
          <draw:text-box>
            <text:p>接点となる頂点の</text:p>
            <text:p>グルーピングに</text:p>
            <text:p>利用？</text:p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>
        <draw:line draw:style-name="gr9" draw:text-style-name="P1" draw:layer="layout" svg:x1="16.5cm" svg:y1="5cm" svg:x2="20.5cm" svg:y2="4.5cm">
          <text:p/>
        </draw:line>
        <draw:line draw:style-name="gr9" draw:text-style-name="P1" draw:layer="layout" svg:x1="5.5cm" svg:y1="14.5cm" svg:x2="9.471cm" svg:y2="12.065cm">
          <text:p/>
        </draw:line>
        <draw:line draw:style-name="gr9" draw:text-style-name="P1" draw:layer="layout" svg:x1="12cm" svg:y1="7.5cm" svg:x2="16.5cm" svg:y2="5cm">
          <text:p/>
        </draw:line>
        <draw:line draw:style-name="gr9" draw:text-style-name="P1" draw:layer="layout" svg:x1="9.5cm" svg:y1="12cm" svg:x2="12cm" svg:y2="7.5cm">
          <text:p/>
        </draw:lin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>
        <draw:rect draw:style-name="gr2" draw:text-style-name="P1" draw:layer="layout" svg:width="6.5cm" svg:height="3.5cm" svg:x="14.7cm" svg:y="6.9cm">
          <text:p text:style-name="P1">RTMP Server (Red5 ?)</text:p>
        </draw:rect>
        <draw:rect draw:style-name="gr2" draw:text-style-name="P1" draw:layer="layout" svg:width="6.5cm" svg:height="3.5cm" svg:x="11cm" svg:y="14cm">
          <text:p text:style-name="P1">OpenCL process</text:p>
        </draw:rect>
        <draw:rect draw:style-name="gr2" draw:text-style-name="P1" draw:layer="layout" svg:width="6.5cm" svg:height="3.5cm" svg:x="14.7cm" svg:y="3cm">
          <text:p text:style-name="P1">HTTP Server(Tomcat ?)</text:p>
        </draw:rect>
        <draw:rect draw:style-name="gr2" draw:text-style-name="P1" draw:layer="layout" svg:width="6.5cm" svg:height="3.5cm" svg:x="18.5cm" svg:y="14cm">
          <text:p text:style-name="P1">DB</text:p>
        </draw:rect>
        <draw:rect draw:style-name="gr2" draw:text-style-name="P1" draw:layer="layout" svg:width="5.5cm" svg:height="6cm" svg:x="0.8cm" svg:y="2cm">
          <text:p text:style-name="P1">Browser</text:p>
        </draw:rect>
        <draw:line draw:style-name="gr3" draw:text-style-name="P3" draw:layer="layout" svg:x1="7.1cm" svg:y1="4.1cm" svg:x2="13.6cm" svg:y2="4.1cm">
          <text:p text:style-name="P1"><text:span text:style-name="T1">Eye position(x, y, z)</text:span></text:p>
          <text:p text:style-name="P1"><text:span text:style-name="T1">Look at(x, y, z)</text:span></text:p>
        </draw:line>
        <draw:line draw:style-name="gr15" draw:text-style-name="P3" draw:layer="layout" svg:x1="7.1cm" svg:y1="6cm" svg:x2="13.6cm" svg:y2="6cm">
          <text:p text:style-name="P1"><text:span text:style-name="T1"/></text:p>
          <text:p text:style-name="P1"><text:span text:style-name="T1"/></text:p>
          <text:p text:style-name="P1"><text:span text:style-name="T1">Polyline(x1, y1, x2, y2, … )</text:span></text:p>
        </draw:line>
        <draw:line draw:style-name="gr16" draw:text-style-name="P1" draw:layer="layout" svg:x1="12.6cm" svg:y1="11.1cm" svg:x2="12.6cm" svg:y2="13.6cm">
          <text:p/>
        </draw:line>
        <draw:line draw:style-name="gr17" draw:text-style-name="P1" draw:layer="layout" svg:x1="16.9cm" svg:y1="11.1cm" svg:x2="16.9cm" svg:y2="13.6cm">
          <text:p/>
        </draw:line>
        <draw:frame draw:style-name="gr11" draw:text-style-name="P4" draw:layer="layout" svg:width="4.782cm" svg:height="1.191cm" svg:x="8.2cm" svg:y="12.1cm">
          <draw:text-box>
            <text:p><text:span text:style-name="T1">Point(X1, Y1, Z1,...)</text:span></text:p>
            <text:p><text:span text:style-name="T1">Polygon(x1, y1, z1, …)</text:span></text:p>
          </draw:text-box>
        </draw:frame>
        <draw:frame draw:style-name="gr11" draw:text-style-name="P4" draw:layer="layout" svg:width="4.215cm" svg:height="1.191cm" svg:x="13.3cm" svg:y="12.101cm">
          <draw:text-box>
            <text:p><text:span text:style-name="T1">Point(X1, Y1, ...)</text:span></text:p>
            <text:p><text:span text:style-name="T1">Polygon(x1, y1, <text:s/>…)</text:span></text:p>
          </draw:text-box>
        </draw:frame>
        <draw:line draw:style-name="gr16" draw:text-style-name="P1" draw:layer="layout" svg:x1="19.901cm" svg:y1="11.1cm" svg:x2="19.901cm" svg:y2="13.6cm">
          <text:p/>
        </draw:line>
        <draw:line draw:style-name="gr17" draw:text-style-name="P1" draw:layer="layout" svg:x1="24.201cm" svg:y1="11.1cm" svg:x2="24.201cm" svg:y2="13.6cm">
          <text:p/>
        </draw:line>
        <draw:frame draw:style-name="gr11" draw:text-style-name="P4" draw:layer="layout" svg:width="4.215cm" svg:height="1.191cm" svg:x="20.001cm" svg:y="12.101cm">
          <draw:text-box>
            <text:p><text:span text:style-name="T1">Point(X1, Y1, ...)</text:span></text:p>
            <text:p><text:span text:style-name="T1">Polygon(x1, y1, <text:s/>…)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>
        <office:forms form:automatic-focus="false" form:apply-design-mode="false"/>
        <draw:ellipse draw:style-name="gr18" draw:text-style-name="P1" draw:layer="layout" svg:width="1.904cm" svg:height="1.599cm" svg:x="23.3cm" svg:y="9.801cm">
          <text:p/>
        </draw:ellipse>
        <draw:rect draw:style-name="gr2" draw:text-style-name="P5" draw:id="id10" draw:layer="layout" svg:width="6cm" svg:height="2.5cm" svg:x="0.3cm" svg:y="1cm">
          <text:p text:style-name="P5"><text:span text:style-name="T2">３</text:span><text:span text:style-name="T2">D</text:span><text:span text:style-name="T2">モデルパース</text:span></text:p>
        </draw:rect>
        <draw:rect draw:style-name="gr19" draw:text-style-name="P6" draw:id="id12" draw:layer="layout" svg:width="6cm" svg:height="2.5cm" svg:x="15cm" svg:y="1cm">
          <text:p text:style-name="P6">シルエット線生成</text:p>
        </draw:rect>
        <draw:rect draw:style-name="gr2" draw:text-style-name="P6" draw:id="id13" draw:layer="layout" svg:width="6cm" svg:height="2.5cm" svg:x="14.5cm" svg:y="4.3cm">
          <text:p text:style-name="P6">シルエット線の</text:p>
          <text:p text:style-name="P6">ポリライン化</text:p>
        </draw:rect>
        <draw:connector draw:style-name="gr20" draw:text-style-name="P1" draw:layer="layout" svg:x1="6.3cm" svg:y1="2.25cm" svg:x2="7.4cm" svg:y2="2.25cm" draw:start-shape="id10" draw:start-glue-point="1" draw:end-shape="id11" svg:d="m6300 2250h1100">
          <text:p/>
        </draw:connector>
        <draw:connector draw:style-name="gr20" draw:text-style-name="P6" draw:layer="layout" draw:line-skew="0cm 3.501cm" svg:x1="21cm" svg:y1="2.25cm" svg:x2="14.5cm" svg:y2="5.55cm" draw:start-shape="id12" draw:start-glue-point="1" draw:end-shape="id13" draw:end-glue-point="3" svg:d="m21000 2250h501v1750h-7502v1550h501">
          <text:p/>
        </draw:connector>
        <draw:rect draw:style-name="gr2" draw:text-style-name="P6" draw:id="id14" draw:layer="layout" svg:width="6cm" svg:height="2.5cm" svg:x="21.6cm" svg:y="4.3cm">
          <text:p text:style-name="P6">シルエット線の</text:p>
          <text:p text:style-name="P6">オクルージョン判定</text:p>
        </draw:rect>
        <draw:connector draw:style-name="gr20" draw:text-style-name="P6" draw:layer="layout" svg:x1="20.5cm" svg:y1="5.55cm" svg:x2="21.6cm" svg:y2="5.55cm" draw:start-shape="id13" draw:end-shape="id14" draw:end-glue-point="3" svg:d="m20500 5550h1100">
          <text:p/>
        </draw:connector>
        <draw:rect draw:style-name="gr21" draw:text-style-name="P5" draw:id="id11" draw:layer="layout" svg:width="6cm" svg:height="2.5cm" svg:x="7.4cm" svg:y="1cm">
          <text:p text:style-name="P5"><text:span text:style-name="T2">ポリゴンカリング</text:span></text:p>
        </draw:rect>
        <draw:connector draw:style-name="gr20" draw:text-style-name="P6" draw:layer="layout" svg:x1="13.4cm" svg:y1="2.25cm" svg:x2="15cm" svg:y2="2.25cm" draw:start-shape="id11" draw:start-glue-point="1" draw:end-shape="id12" draw:end-glue-point="3" svg:d="m13400 2250h1600">
          <text:p/>
        </draw:connector>
        <draw:frame draw:style-name="gr11" draw:layer="layout" svg:width="5.544cm" svg:height="0.886cm" svg:x="1.501cm" svg:y="7.114cm">
          <draw:text-box>
            <text:p text:style-name="P1">ポリゴンカリング</text:p>
          </draw:text-box>
        </draw:frame>
        <draw:ellipse draw:style-name="gr7" draw:text-style-name="P1" draw:layer="layout" svg:width="4.903cm" svg:height="4.597cm" svg:x="8.797cm" svg:y="8.604cm">
          <text:p/>
        </draw:ellipse>
        <draw:ellipse draw:style-name="gr18" draw:text-style-name="P1" draw:layer="layout" svg:width="6.403cm" svg:height="6.097cm" svg:x="18.1cm" svg:y="7.9cm">
          <text:p/>
        </draw:ellipse>
        <draw:g>
          <draw:rect draw:style-name="gr9" draw:text-style-name="P1" draw:layer="layout" svg:width="1.208cm" svg:height="1.208cm" draw:transform="skewX (0.000872664625997003) rotate (0.0356047167406776) translate (11.082cm 18.327cm)">
            <text:p/>
          </draw:rect>
          <draw:custom-shape draw:style-name="gr10" draw:text-style-name="P1" draw:layer="layout" svg:width="1.812cm" svg:height="0.907cm" draw:transform="skewX (-0.0010471975511964) rotate (0.03490658503988) translate (10.748cm 17.431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line draw:style-name="gr9" draw:text-style-name="P1" draw:layer="layout" svg:x1="11.064cm" svg:y1="18.9cm" svg:x2="12.29cm" svg:y2="18.9cm">
          <text:p/>
        </draw:line>
        <draw:line draw:style-name="gr9" draw:text-style-name="P1" draw:layer="layout" svg:x1="9cm" svg:y1="8.5cm" svg:x2="11.677cm" svg:y2="19.207cm">
          <text:p/>
        </draw:line>
        <draw:line draw:style-name="gr9" draw:text-style-name="P1" draw:layer="layout" svg:x1="15cm" svg:y1="9cm" svg:x2="11.677cm" svg:y2="19.207cm">
          <text:p/>
        </draw:line>
        <draw:line draw:style-name="gr9" draw:text-style-name="P1" draw:layer="layout" svg:x1="11.677cm" svg:y1="19.207cm" svg:x2="12cm" svg:y2="7.5cm">
          <text:p/>
        </draw:line>
        <draw:frame draw:style-name="gr22" draw:layer="layout" svg:width="1.772cm" svg:height="0.886cm" svg:x="10.228cm" svg:y="7.5cm">
          <draw:text-box>
            <text:p>光軸</text:p>
          </draw:text-box>
        </draw:frame>
        <draw:rect draw:style-name="gr9" draw:text-style-name="P1" draw:layer="layout" svg:width="7.66cm" svg:height="5.516cm" svg:x="18.855cm" svg:y="8.175cm">
          <text:p/>
        </draw:rect>
        <draw:frame draw:style-name="gr23" draw:layer="layout" svg:width="2.407cm" svg:height="0.886cm" svg:x="8cm" svg:y="17.368cm">
          <draw:text-box>
            <text:p>視野角</text:p>
          </draw:text-box>
        </draw:frame>
        <draw:line draw:style-name="gr9" draw:text-style-name="P1" draw:layer="layout" svg:x1="10.958cm" svg:y1="16.349cm" svg:x2="12.49cm" svg:y2="16.349cm">
          <text:p/>
        </draw:line>
        <draw:line draw:style-name="gr5" draw:text-style-name="P1" draw:layer="layout" svg:x1="9.226cm" svg:y1="17.368cm" svg:x2="11.371cm" svg:y2="16.449cm">
          <text:p/>
        </draw:line>
        <draw:frame draw:style-name="gr11" draw:layer="layout" svg:width="9.392cm" svg:height="1.521cm" svg:x="14.148cm" svg:y="14.114cm">
          <draw:text-box>
            <text:p>画面に表示されないポリゴンを</text:p>
            <text:p>後の処理対象から除く</text:p>
          </draw:text-box>
        </draw:frame>
        <draw:line draw:style-name="gr5" draw:text-style-name="P1" draw:layer="layout" svg:x1="16.027cm" svg:y1="13.769cm" svg:x2="18cm" svg:y2="12.5cm">
          <text:p/>
        </draw:line>
        <draw:line draw:style-name="gr5" draw:text-style-name="P1" draw:layer="layout" svg:x1="16.028cm" svg:y1="13.77cm" svg:x2="21.5cm" svg:y2="8cm">
          <text:p/>
        </draw:line>
        <draw:line draw:style-name="gr5" draw:text-style-name="P1" draw:layer="layout" svg:x1="16.028cm" svg:y1="13.77cm" svg:x2="20.5cm" svg:y2="14cm">
          <text:p/>
        </draw:line>
        <draw:frame draw:style-name="gr11" draw:layer="layout" svg:width="2.407cm" svg:height="0.886cm" svg:x="24.491cm" svg:y="14.119cm">
          <draw:text-box>
            <text:p>投影像</text:p>
          </draw:text-box>
        </draw:frame>
        <draw:ellipse draw:style-name="gr7" draw:text-style-name="P1" draw:layer="layout" svg:width="1.601cm" svg:height="1.695cm" svg:x="13.2cm" svg:y="7.205cm">
          <text:p/>
        </draw:ellipse>
        <draw:line draw:style-name="gr5" draw:text-style-name="P1" draw:layer="layout" svg:x1="16.028cm" svg:y1="13.77cm" svg:x2="23cm" svg:y2="11cm">
          <text:p/>
        </draw:line>
        <draw:ellipse draw:style-name="gr24" draw:text-style-name="P1" draw:layer="layout" svg:width="1.904cm" svg:height="1.599cm" svg:x="23.3cm" svg:y="9.802cm">
          <text:p/>
        </draw:ellips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6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>
        <office:forms form:automatic-focus="false" form:apply-design-mode="false"/>
        <draw:rect draw:style-name="gr2" draw:text-style-name="P1" draw:id="id15" draw:layer="layout" svg:width="6cm" svg:height="2.5cm" svg:x="0.3cm" svg:y="1cm">
          <text:p text:style-name="P1">３Dモデルパース</text:p>
        </draw:rect>
        <draw:rect draw:style-name="gr21" draw:text-style-name="P1" draw:id="id16" draw:layer="layout" svg:width="6cm" svg:height="2.5cm" svg:x="7.4cm" svg:y="1cm">
          <text:p text:style-name="P1">シルエット線生成</text:p>
        </draw:rect>
        <draw:rect draw:style-name="gr2" draw:text-style-name="P1" draw:id="id17" draw:layer="layout" svg:width="6cm" svg:height="2.5cm" svg:x="14.5cm" svg:y="1cm">
          <text:p text:style-name="P1">シルエット線の</text:p>
          <text:p text:style-name="P1">ポリライン化</text:p>
        </draw:rect>
        <draw:connector draw:style-name="gr20" draw:text-style-name="P1" draw:layer="layout" svg:x1="6.3cm" svg:y1="2.25cm" svg:x2="7.4cm" svg:y2="2.25cm" draw:start-shape="id15" draw:start-glue-point="1" draw:end-shape="id16" draw:end-glue-point="3" svg:d="m6300 2250h1100">
          <text:p/>
        </draw:connector>
        <draw:connector draw:style-name="gr20" draw:text-style-name="P1" draw:layer="layout" svg:x1="13.4cm" svg:y1="2.25cm" svg:x2="14.5cm" svg:y2="2.25cm" draw:start-shape="id16" draw:start-glue-point="1" draw:end-shape="id17" draw:end-glue-point="3" svg:d="m13400 2250h1100">
          <text:p/>
        </draw:connector>
        <draw:rect draw:style-name="gr2" draw:text-style-name="P5" draw:id="id19" draw:layer="layout" svg:width="5.5cm" svg:height="2.5cm" svg:x="5.1cm" svg:y="5.5cm">
          <text:p text:style-name="P5">ポリゴンシルエット判定（並列化）：</text:p>
          <text:p text:style-name="P5">視線ベクトルに対して、</text:p>
          <text:p text:style-name="P5">頂点の法線に表と裏が混在しているか否か</text:p>
        </draw:rect>
        <draw:rect draw:style-name="gr2" draw:text-style-name="P5" draw:id="id20" draw:layer="layout" svg:width="5.5cm" svg:height="2.5cm" svg:x="16.1cm" svg:y="5.5cm">
          <text:p text:style-name="P5">ポリゴン分割線生成（並列化）</text:p>
          <text:p text:style-name="P5">表裏が異なる頂点間に２点生成、結ぶ</text:p>
        </draw:rect>
        <draw:rect draw:style-name="gr2" draw:text-style-name="P1" draw:id="id18" draw:layer="layout" svg:width="6cm" svg:height="2.5cm" svg:x="21.6cm" svg:y="1cm">
          <text:p text:style-name="P1">シルエット線の</text:p>
          <text:p text:style-name="P1">オクルージョン判定</text:p>
        </draw:rect>
        <draw:connector draw:style-name="gr20" draw:text-style-name="P1" draw:layer="layout" svg:x1="20.5cm" svg:y1="2.25cm" svg:x2="21.6cm" svg:y2="2.25cm" draw:start-shape="id17" draw:end-shape="id18" draw:end-glue-point="3" svg:d="m20500 2250h1100">
          <text:p/>
        </draw:connector>
        <draw:connector draw:style-name="gr20" draw:text-style-name="P1" draw:layer="layout" svg:x1="10.6cm" svg:y1="6.75cm" svg:x2="16.1cm" svg:y2="6.75cm" draw:start-shape="id19" draw:start-glue-point="1" draw:end-shape="id20" svg:d="m10600 6750h5500">
          <text:p/>
        </draw:connector>
        <draw:frame draw:style-name="gr11" draw:layer="layout" svg:width="5.565cm" svg:height="0.886cm" svg:x="1.5cm" svg:y="4.414cm">
          <draw:text-box>
            <text:p text:style-name="P1">シルエット線生成</text:p>
          </draw:text-box>
        </draw:frame>
        <draw:custom-shape draw:style-name="gr10" draw:text-style-name="P1" draw:layer="layout" svg:width="3.5cm" svg:height="3cm" svg:x="10.7cm" svg:y="11.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" draw:text-style-name="P1" draw:layer="layout" svg:x1="10.7cm" svg:y1="14.2cm" svg:x2="8.2cm" svg:y2="12.7cm">
          <text:p/>
        </draw:line>
        <draw:line draw:style-name="gr5" draw:text-style-name="P1" draw:layer="layout" svg:x1="12.5cm" svg:y1="11.2cm" svg:x2="12.5cm" svg:y2="9.2cm">
          <text:p/>
        </draw:line>
        <draw:line draw:style-name="gr5" draw:text-style-name="P1" draw:layer="layout" svg:x1="14.2cm" svg:y1="14.2cm" svg:x2="15.7cm" svg:y2="15.7cm">
          <text:p/>
        </draw:line>
        <draw:ellipse draw:style-name="gr9" draw:text-style-name="P1" draw:layer="layout" svg:width="3cm" svg:height="1cm" svg:x="18.8cm" svg:y="13.5cm">
          <text:p/>
        </draw:ellipse>
        <draw:circle draw:style-name="gr13" draw:text-style-name="P1" draw:layer="layout" svg:width="1cm" svg:height="1cm" svg:x="19.8cm" svg:y="13.5cm">
          <text:p/>
        </draw:circle>
        <draw:line draw:style-name="gr5" draw:text-style-name="P1" draw:layer="layout" svg:x1="18.8cm" svg:y1="13.9cm" svg:x2="14.8cm" svg:y2="11.9cm">
          <text:p/>
        </draw:line>
        <draw:line draw:style-name="gr25" draw:text-style-name="P1" draw:layer="layout" svg:x1="13.3cm" svg:y1="12.4cm" svg:x2="12.3cm" svg:y2="14.4cm">
          <text:p/>
        </draw:line>
        <draw:frame draw:style-name="gr11" draw:text-style-name="P7" draw:layer="layout" svg:width="0.997cm" svg:height="0.746cm" svg:x="15.2cm" svg:y="14cm">
          <draw:text-box>
            <text:p text:style-name="P7">表</text:p>
          </draw:text-box>
        </draw:frame>
        <draw:frame draw:style-name="gr11" draw:text-style-name="P7" draw:layer="layout" svg:width="0.997cm" svg:height="0.746cm" svg:x="12.801cm" svg:y="9.5cm">
          <draw:text-box>
            <text:p text:style-name="P7">裏</text:p>
          </draw:text-box>
        </draw:frame>
        <draw:frame draw:style-name="gr11" draw:text-style-name="P7" draw:layer="layout" svg:width="0.997cm" svg:height="0.746cm" svg:x="8.901cm" svg:y="12cm">
          <draw:text-box>
            <text:p text:style-name="P7">裏</text:p>
          </draw:text-box>
        </draw:frame>
        <draw:line draw:style-name="gr5" draw:text-style-name="P1" draw:layer="layout" svg:x1="13.2cm" svg:y1="12.6cm" svg:x2="14cm" svg:y2="11.2cm">
          <text:p/>
        </draw:line>
        <draw:frame draw:style-name="gr11" draw:text-style-name="P7" draw:layer="layout" svg:width="1.488cm" svg:height="0.746cm" svg:x="14.002cm" svg:y="10.5cm">
          <draw:text-box>
            <text:p text:style-name="P7">垂直</text:p>
          </draw:text-box>
        </draw:frame>
        <draw:line draw:style-name="gr5" draw:text-style-name="P1" draw:layer="layout" svg:x1="12.4cm" svg:y1="14.3cm" svg:x2="12.5cm" svg:y2="12.7cm">
          <text:p/>
        </draw:line>
        <draw:frame draw:style-name="gr11" draw:text-style-name="P7" draw:layer="layout" svg:width="1.488cm" svg:height="0.746cm" svg:x="11.302cm" svg:y="14.6cm">
          <draw:text-box>
            <text:p text:style-name="P7">垂直</text:p>
          </draw:text-box>
        </draw:frame>
        <draw:frame draw:style-name="gr11" draw:layer="layout" svg:width="26.486cm" svg:height="1.521cm" svg:x="1.5cm" svg:y="18.479cm">
          <draw:text-box>
            <text:p>全てのポリゴンの判定をしなくても、シルエット線を隣接ポリゴンに伝搬させれば一周し、</text:p>
            <text:p>裏返る位相までは存在しない？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7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>
        <office:forms form:automatic-focus="false" form:apply-design-mode="false"/>
        <draw:rect draw:style-name="gr2" draw:text-style-name="P1" draw:id="id21" draw:layer="layout" svg:width="6cm" svg:height="2.5cm" svg:x="0.3cm" svg:y="1cm">
          <text:p text:style-name="P1">３Dモデルパース</text:p>
        </draw:rect>
        <draw:rect draw:style-name="gr19" draw:text-style-name="P1" draw:id="id22" draw:layer="layout" svg:width="6cm" svg:height="2.5cm" svg:x="7.4cm" svg:y="1cm">
          <text:p text:style-name="P1">シルエット線生成</text:p>
        </draw:rect>
        <draw:rect draw:style-name="gr21" draw:text-style-name="P1" draw:id="id23" draw:layer="layout" svg:width="6cm" svg:height="2.5cm" svg:x="14.5cm" svg:y="1cm">
          <text:p text:style-name="P1">シルエット線の</text:p>
          <text:p text:style-name="P1">ポリライン化</text:p>
        </draw:rect>
        <draw:connector draw:style-name="gr20" draw:text-style-name="P1" draw:layer="layout" svg:x1="6.3cm" svg:y1="2.25cm" svg:x2="7.4cm" svg:y2="2.25cm" draw:start-shape="id21" draw:start-glue-point="1" draw:end-shape="id22" draw:end-glue-point="3" svg:d="m6300 2250h1100">
          <text:p/>
        </draw:connector>
        <draw:connector draw:style-name="gr20" draw:text-style-name="P1" draw:layer="layout" svg:x1="13.4cm" svg:y1="2.25cm" svg:x2="14.5cm" svg:y2="2.25cm" draw:start-shape="id22" draw:start-glue-point="1" draw:end-shape="id23" draw:end-glue-point="3" svg:d="m13400 2250h1100">
          <text:p/>
        </draw:connector>
        <draw:rect draw:style-name="gr2" draw:text-style-name="P1" draw:id="id24" draw:layer="layout" svg:width="6cm" svg:height="2.5cm" svg:x="21.6cm" svg:y="1cm">
          <text:p text:style-name="P1">シルエット線の</text:p>
          <text:p text:style-name="P1">オクルージョン判定</text:p>
        </draw:rect>
        <draw:connector draw:style-name="gr20" draw:text-style-name="P1" draw:layer="layout" svg:x1="20.5cm" svg:y1="2.25cm" svg:x2="21.6cm" svg:y2="2.25cm" draw:start-shape="id23" draw:end-shape="id24" draw:end-glue-point="3" svg:d="m20500 2250h1100">
          <text:p/>
        </draw:connector>
        <draw:rect draw:style-name="gr2" draw:text-style-name="P5" draw:layer="layout" svg:width="5.5cm" svg:height="2.5cm" svg:x="6.3cm" svg:y="5.3cm">
          <text:p text:style-name="P5">分割点一致探索（並列化：共有メモリで排他？）：</text:p>
          <text:p text:style-name="P5">隣接ポリゴンがそれぞれシルエット線を持つ場合、</text:p>
          <text:p text:style-name="P5">接辺や接点上で分割点が一致し、ポリライン化できる</text:p>
        </draw:rect>
        <draw:frame draw:style-name="gr26" draw:text-style-name="P1" draw:layer="layout" svg:width="8.999cm" svg:height="0.886cm" svg:x="1.501cm" svg:y="4.114cm">
          <draw:text-box>
            <text:p text:style-name="P1">シルエット線のポリライン化</text:p>
          </draw:text-box>
        </draw:frame>
        <draw:custom-shape draw:style-name="gr10" draw:text-style-name="P1" draw:layer="layout" svg:width="3.5cm" svg:height="3cm" svg:x="7.6cm" svg:y="13.7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draw:layer="layout" svg:width="3.4cm" svg:height="2.9cm" svg:x="9.4cm" svg:y="13.8cm">
          <text:p/>
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5" draw:text-style-name="P1" draw:layer="layout" svg:x1="11.012cm" svg:y1="16.828cm" svg:x2="8.3cm" svg:y2="19cm">
          <text:p/>
        </draw:line>
        <draw:line draw:style-name="gr25" draw:text-style-name="P1" draw:layer="layout" svg:x1="13.8cm" svg:y1="14.5cm" svg:x2="11.085cm" svg:y2="16.751cm">
          <text:p/>
        </draw:line>
        <draw:custom-shape draw:style-name="gr10" draw:text-style-name="P1" draw:layer="layout" svg:width="3.5cm" svg:height="3cm" svg:x="11.1cm" svg:y="13.7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draw:layer="layout" svg:width="3.4cm" svg:height="2.9cm" svg:x="7.7cm" svg:y="16.7cm">
          <text:p/>
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draw:layer="layout" svg:width="3.4cm" svg:height="2.9cm" svg:x="11.1cm" svg:y="16.7cm">
          <text:p/>
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draw:layer="layout" svg:width="3.5cm" svg:height="3cm" svg:x="9.4cm" svg:y="16.7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draw:layer="layout" svg:width="3.5cm" svg:height="3cm" svg:x="7.6cm" svg:y="9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draw:layer="layout" svg:width="3.4cm" svg:height="2.9cm" svg:x="9.4cm" svg:y="9.1cm">
          <text:p/>
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5" draw:text-style-name="P1" draw:layer="layout" svg:x1="11.5cm" svg:y1="9cm" svg:x2="10.186cm" svg:y2="10.452cm">
          <text:p/>
        </draw:line>
        <draw:line draw:style-name="gr25" draw:text-style-name="P1" draw:layer="layout" svg:x1="10.2cm" svg:y1="10.5cm" svg:x2="9.5cm" svg:y2="12cm">
          <text:p/>
        </draw:line>
        <draw:frame draw:style-name="gr11" draw:text-style-name="P7" draw:layer="layout" svg:width="5.442cm" svg:height="0.746cm" svg:x="3cm" svg:y="8.9cm">
          <draw:text-box>
            <text:p text:style-name="P7">接辺上で分割点が一致</text:p>
          </draw:text-box>
        </draw:frame>
        <draw:frame draw:style-name="gr11" draw:text-style-name="P7" draw:layer="layout" svg:width="5.442cm" svg:height="0.746cm" svg:x="3cm" svg:y="13.7cm">
          <draw:text-box>
            <text:p text:style-name="P7">接点上で分割点が一致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8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>
        <draw:custom-shape draw:style-name="gr10" draw:text-style-name="P1" draw:layer="layout" svg:width="3.5cm" svg:height="3cm" svg:x="10.5cm" svg:y="15.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draw:layer="layout" svg:width="3.5cm" svg:height="3cm" svg:x="14cm" svg:y="15.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draw:layer="layout" svg:width="3.5cm" svg:height="3cm" svg:x="7cm" svg:y="15.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draw:layer="layout" svg:width="3.4cm" svg:height="2.9cm" svg:x="15.8cm" svg:y="15.6cm">
          <text:p/>
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draw:layer="layout" svg:width="3.4cm" svg:height="2.9cm" svg:x="12.3cm" svg:y="15.6cm">
          <text:p/>
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draw:layer="layout" svg:width="3.4cm" svg:height="2.9cm" svg:x="8.8cm" svg:y="15.6cm">
          <text:p/>
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Radial_20_green_2f_black" draw:display-name="Radial green/black" draw:style="radial" draw:cx="35%" draw:cy="30%" draw:start-color="#008000" draw:end-color="#000000" draw:start-intensity="100%" draw:end-intensity="100%" draw:border="3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ヒラギノ明朝 ProN W3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none" draw:fill-color="#99ccff" draw:fill-gradient-name="Radial_20_green_2f_black" draw:fill-hatch-name="Hatch_20_9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nnaka hidekuni</meta:initial-creator>
    <meta:creation-date>2009-12-04T22:19:06</meta:creation-date>
    <dc:date>2010-03-05T21:04:11</dc:date>
    <dc:creator>annaka hidekuni</dc:creator>
    <meta:editing-duration>PT211H55M16S</meta:editing-duration>
    <meta:editing-cycles>153</meta:editing-cycles>
    <meta:generator>OpenOffice.org/3.1$Unix OpenOffice.org_project/310m19$Build-9420</meta:generator>
    <meta:document-statistic meta:object-count="192"/>
  </office:meta>
</office:document-meta>
</file>